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acher.getSubjec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jectList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erializeUsingTest.test_deserializeU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acher.setSubjectList( List &lt; Integer &gt; subject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erializeUsingTest.test_deserializeUsing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ubjectListDeserializer.deserialze( DefaultJSONParser parser , Type type , Object fiel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